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MU Serif"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CMU Serif"/>
    </style:style>
    <style:style style:name="P3" style:family="paragraph" style:parent-style-name="Standard">
      <style:paragraph-properties fo:text-align="end" style:justify-single-word="false"/>
      <style:text-properties style:font-name="CMU Serif"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CMU Serif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5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MU Serif" fo:font-size="15pt" style:font-size-asian="11pt" style:font-size-complex="11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MU Serif" fo:font-size="11pt" style:font-size-asian="11pt" style:font-size-complex="11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CMU Serif"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er for Java</text:p>
      <text:p text:style-name="P3">Mentor: Amita Sahastrabudhe</text:p>
      <text:p text:style-name="P3">Group 10</text:p>
      <text:p text:style-name="P3">Harshit Maheshwari, 10290</text:p>
      <text:p text:style-name="P3">Jeetesh Mangwani, 10314</text:p>
      <text:p text:style-name="P3">Vinit Kataria, 10807</text:p>
      <text:p text:style-name="P3">Rajiv Krishna Omar, 10577</text:p>
      <text:p text:style-name="P2"/>
      <text:p text:style-name="P6">Aim of the Project</text:p>
      <text:p text:style-name="P4">This project aims to implement a compiler for a subset of Java language. The compiler outputs MIPS assembly code.</text:p>
      <text:p text:style-name="P4"/>
      <text:p text:style-name="P6">What has been achieved</text:p>
      <text:p text:style-name="P4">The compiler has the following features:</text:p>
      <text:list xml:id="list1881311968" text:style-name="L1">
        <text:list-item>
          <text:p text:style-name="P8">Data types: int, float, char, string, bool, short</text:p>
        </text:list-item>
        <text:list-item>
          <text:p text:style-name="P8">Keywords, identifiers, constants, operators</text:p>
        </text:list-item>
        <text:list-item>
          <text:p text:style-name="P8">Statements: assignments, conditional (If-then-else), loops (for, while, do-while), comments, print statements</text:p>
        </text:list-item>
        <text:list-item>
          <text:p text:style-name="P8">Multidimensional arrays</text:p>
        </text:list-item>
        <text:list-item>
          <text:p text:style-name="P8">Functions (Pass by value) (Recursive, void, non-void)</text:p>
        </text:list-item>
        <text:list-item>
          <text:p text:style-name="P8">Object oriented features: classes &amp; objects, constructors, multilevel inheritance, polymorphism</text:p>
        </text:list-item>
      </text:list>
      <text:p text:style-name="P4"/>
      <text:p text:style-name="P7">What has not been achieved</text:p>
      <text:list xml:id="list2132847573" text:style-name="L2">
        <text:list-item>
          <text:p text:style-name="P9">Support for double and long datatype</text:p>
        </text:list-item>
        <text:list-item>
          <text:p text:style-name="P9">Switch statement</text:p>
        </text:list-item>
        <text:list-item>
          <text:p text:style-name="P9">Constructor has to be specified for each class (no default constructor)</text:p>
        </text:list-item>
      </text:list>
      <text:p text:style-name="P4"/>
      <text:p text:style-name="P7">Contributions &amp; Credits</text:p>
      <text:list xml:id="list1020447525" text:continue-numbering="true" text:style-name="L2">
        <text:list-item>
          <text:p text:style-name="P9">Harshit Maheshwari (10290):</text:p>
          <text:list>
            <text:list-item>
              <text:p text:style-name="P9">involved in writing grammar rules for syntactic analysis</text:p>
            </text:list-item>
            <text:list-item>
              <text:p text:style-name="P9">refined and corrected lexical, semantic and code-generation phase</text:p>
            </text:list-item>
          </text:list>
        </text:list-item>
        <text:list-item>
          <text:p text:style-name="P9">Jeetesh Mangwani (10314)</text:p>
          <text:list>
            <text:list-item>
              <text:p text:style-name="P9">involved in writing lexical, syntactic, semantic and code-generation phase</text:p>
            </text:list-item>
            <text:list-item>
              <text:p text:style-name="P9">refined and corrected lexical, syntactic, semantic and code-generation phase</text:p>
            </text:list-item>
          </text:list>
        </text:list-item>
        <text:list-item>
          <text:p text:style-name="P9">Vinit Kataria (10807)</text:p>
          <text:list>
            <text:list-item>
              <text:p text:style-name="P9">involved in writing grammar rules for syntactic analysis</text:p>
            </text:list-item>
            <text:list-item>
              <text:p text:style-name="P9">refined and corrected lexical, semantic and code-generation phase</text:p>
            </text:list-item>
          </text:list>
        </text:list-item>
        <text:list-item>
          <text:p text:style-name="P9">Rajiv Krishna Omar (10577)</text:p>
          <text:list>
            <text:list-item>
              <text:p text:style-name="P9">refined and corrected lexical, syntactic &amp; semantic phase</text:p>
            </text:list-item>
            <text:list-item>
              <text:p text:style-name="P9">involved in writing grammar rules for syntactic analysis</text:p>
            </text:list-item>
          </text:list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etesh </meta:initial-creator>
    <meta:creation-date>2013-02-26T21:08:27</meta:creation-date>
    <dc:date>2013-04-16T20:53:02</dc:date>
    <dc:creator>Jeetesh </dc:creator>
    <meta:editing-duration>PT11H11M43S</meta:editing-duration>
    <meta:editing-cycles>172</meta:editing-cycles>
    <meta:generator>LibreOffice/3.3$Unix LibreOffice_project/330m19$Build-202</meta:generator>
    <meta:document-statistic meta:table-count="0" meta:image-count="0" meta:object-count="0" meta:page-count="1" meta:paragraph-count="34" meta:word-count="223" meta:character-count="1506"/>
  </office:meta>
</office:document-meta>
</file>